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5.957cm"/>
    </style:style>
    <style:style style:name="co3" style:family="table-column">
      <style:table-column-properties fo:break-before="auto" style:column-width="4.567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6.514cm"/>
    </style:style>
    <style:style style:name="co7" style:family="table-column">
      <style:table-column-properties fo:break-before="auto" style:column-width="5.595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5.76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1.39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2" style:family="table-cell" style:parent-style-name="Default">
      <style:text-properties fo:color="#0000ff" style:font-name="Times New Roman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5" style:family="table-cell" style:parent-style-name="Default"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ext-properties style:font-name="Times New Roman"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header-columns>
          <table:table-column table:style-name="co1" table:default-cell-style-name="ce3"/>
        </table:table-header-column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5" table:default-cell-style-name="ce3"/>
        <table:table-column table:style-name="co4" table:default-cell-style-name="ce3"/>
        <table:table-column table:style-name="co10" table:number-columns-repeated="1012" table:default-cell-style-name="ce3"/>
        <table:table-row table:style-name="ro1">
          <table:table-cell table:style-name="ce1" office:value-type="string">
            <text:p>Suit/Value</text:p>
          </table:table-cell>
          <table:table-cell table:style-name="ce1" office:value-type="string">
            <text:p>Lawdogs – Mob Justice</text:p>
          </table:table-cell>
          <table:table-cell table:style-name="ce1" office:value-type="string">
            <text:p>Blackjacks</text:p>
          </table:table-cell>
          <table:table-cell table:style-name="ce1" office:value-type="string">
            <text:p>Collegium – The New Front</text:p>
          </table:table-cell>
          <table:table-cell table:style-name="ce1" office:value-type="string">
            <text:p>Maze Rats – Iron Dragon</text:p>
          </table:table-cell>
          <table:table-cell table:style-name="ce1" office:value-type="string">
            <text:p>SweetRock – Western Corporate Offices</text:p>
          </table:table-cell>
          <table:table-cell table:style-name="ce1" office:value-type="string">
            <text:p>Whateley - <text:s/>Extended Family</text:p>
          </table:table-cell>
          <table:table-cell table:style-name="ce7" office:value-type="string">
            <text:p>The Agency – Union Blue</text:p>
          </table:table-cell>
          <table:table-cell table:style-name="ce7" office:value-type="string">
            <text:p>Lost Angels</text:p>
          </table:table-cell>
          <table:table-cell table:style-name="ce7" office:value-type="string">
            <text:p>The Flock (Chldren of Armageddon)</text:p>
          </table:table-cell>
          <table:table-cell table:style-name="ce7" office:value-type="string">
            <text:p>Texas Rangers – Dixie Rails</text:p>
          </table:table-cell>
          <table:table-cell table:style-name="ce7" office:value-type="string">
            <text:p>Sioux Un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>
            <text:p>AD</text:p>
          </table:table-cell>
          <table:table-cell table:style-name="ce4" office:value-type="string">
            <text:p>Gomorra Gazette</text:p>
          </table:table-cell>
          <table:table-cell table:style-name="ce4" office:value-type="string">
            <text:p>Perch, The</text:p>
          </table:table-cell>
          <table:table-cell table:style-name="ce4" office:value-type="string">
            <text:p>Victory Springs</text:p>
          </table:table-cell>
          <table:table-cell table:style-name="ce4" office:value-type="string">
            <text:p>The Good Doctor</text:p>
          </table:table-cell>
          <table:table-cell table:style-name="ce4" office:value-type="string">
            <text:p>Colorado Lode</text:p>
          </table:table-cell>
          <table:table-cell table:style-name="ce4" office:value-type="string">
            <text:p>Lord Grimely's Manor (Experienced)</text:p>
          </table:table-cell>
          <table:table-cell office:value-type="string">
            <text:p>Balcony</text:p>
          </table:table-cell>
          <table:table-cell office:value-type="string">
            <text:p>No-Tell Hotel</text:p>
          </table:table-cell>
          <table:table-cell office:value-type="string">
            <text:p>The Lode</text:p>
          </table:table-cell>
          <table:table-cell office:value-type="string">
            <text:p>Freak Show?</text:p>
          </table:table-cell>
          <table:table-cell office:value-type="string">
            <text:p>Water Lou'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2D</text:p>
          </table:table-cell>
          <table:table-cell table:style-name="ce4" office:value-type="string">
            <text:p>Shootin' Range</text:p>
          </table:table-cell>
          <table:table-cell table:style-name="ce4" office:value-type="string">
            <text:p>Leaning Rock Strike</text:p>
          </table:table-cell>
          <table:table-cell table:style-name="ce4" office:value-type="string">
            <text:p>Western Union Offices</text:p>
          </table:table-cell>
          <table:table-cell table:style-name="ce4" office:value-type="string">
            <text:p>Sea of Sorrows Mine</text:p>
          </table:table-cell>
          <table:table-cell table:style-name="ce4" office:value-type="string">
            <text:p>Smiley's Shaft</text:p>
          </table:table-cell>
          <table:table-cell table:style-name="ce4" office:value-type="string">
            <text:p>Fortune-Teller's Shop</text:p>
          </table:table-cell>
          <table:table-cell office:value-type="string">
            <text:p>Red Hill Hotel</text:p>
          </table:table-cell>
          <table:table-cell office:value-type="string">
            <text:p>Buffalo Chip Saloon</text:p>
          </table:table-cell>
          <table:table-cell office:value-type="string">
            <text:p>The Golden Crack</text:p>
          </table:table-cell>
          <table:table-cell office:value-type="string">
            <text:p>Smiling Lizard Lode</text:p>
          </table:table-cell>
          <table:table-cell office:value-type="string">
            <text:p>Big Doc's Casino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3D</text:p>
          </table:table-cell>
          <table:table-cell table:style-name="ce4" office:value-type="string">
            <text:p>New Town Hall</text:p>
          </table:table-cell>
          <table:table-cell table:style-name="ce4" office:value-type="string">
            <text:p>Homeless Joe</text:p>
          </table:table-cell>
          <table:table-cell table:style-name="ce4" office:value-type="string">
            <text:p>Observatory</text:p>
          </table:table-cell>
          <table:table-cell table:style-name="ce4" office:value-type="string">
            <text:p>Library</text:p>
          </table:table-cell>
          <table:table-cell table:style-name="ce4" office:value-type="string">
            <text:p>Rock Ridge Mine</text:p>
          </table:table-cell>
          <table:table-cell table:style-name="ce4" office:value-type="string">
            <text:p>Long Hallways</text:p>
          </table:table-cell>
          <table:table-cell office:value-type="string">
            <text:p>Channel Fort</text:p>
          </table:table-cell>
          <table:table-cell office:value-type="string">
            <text:p>Boomtown of Soddum</text:p>
          </table:table-cell>
          <table:table-cell office:value-type="string">
            <text:p>Sepulcher?</text:p>
          </table:table-cell>
          <table:table-cell office:value-type="string">
            <text:p>The C.S.A. Ourobouros</text:p>
          </table:table-cell>
          <table:table-cell office:value-type="string">
            <text:p>Hell's End Min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4D</text:p>
          </table:table-cell>
          <table:table-cell table:style-name="ce4" office:value-type="string">
            <text:p>LAD Saloon</text:p>
          </table:table-cell>
          <table:table-cell table:style-name="ce4" office:value-type="string">
            <text:p>Side Pocket Billiard Hall, The</text:p>
          </table:table-cell>
          <table:table-cell table:style-name="ce4" office:value-type="string">
            <text:p>Miner's Union House</text:p>
          </table:table-cell>
          <table:table-cell table:style-name="ce4" office:value-type="string">
            <text:p>Fish Ridge Mine</text:p>
          </table:table-cell>
          <table:table-cell table:style-name="ce5" office:value-type="string">
            <text:p>Lucky Horseshoe Lode*</text:p>
          </table:table-cell>
          <table:table-cell table:style-name="ce4" office:value-type="string">
            <text:p>Graveyard</text:p>
          </table:table-cell>
          <table:table-cell office:value-type="string">
            <text:p>Gatling Emplacement</text:p>
          </table:table-cell>
          <table:table-cell office:value-type="string">
            <text:p>Caroline</text:p>
          </table:table-cell>
          <table:table-cell office:value-type="string">
            <text:p>Far Away Strike</text:p>
          </table:table-cell>
          <table:table-cell office:value-type="string">
            <text:p>One-Eyed Ike's Weapon Locker</text:p>
          </table:table-cell>
          <table:table-cell office:value-type="string">
            <text:p>Burial Ground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5D</text:p>
          </table:table-cell>
          <table:table-cell table:style-name="ce4" office:value-type="string">
            <text:p>Sam's General Store</text:p>
          </table:table-cell>
          <table:table-cell table:style-name="ce4" office:value-type="string">
            <text:p>Lonesome Willow Strike</text:p>
          </table:table-cell>
          <table:table-cell table:style-name="ce4" office:value-type="string">
            <text:p>Secret Lab</text:p>
          </table:table-cell>
          <table:table-cell table:style-name="ce4" office:value-type="string">
            <text:p>Tent City (Chinese Workers)</text:p>
          </table:table-cell>
          <table:table-cell table:style-name="ce4" office:value-type="string">
            <text:p>Ninth Circle Mine</text:p>
          </table:table-cell>
          <table:table-cell table:style-name="ce4" office:value-type="string">
            <text:p>O'Reilly's Five &amp; Dime</text:p>
          </table:table-cell>
          <table:table-cell office:value-type="string">
            <text:p>Storage Shed</text:p>
          </table:table-cell>
          <table:table-cell office:value-type="string">
            <text:p>New Dunwitch Casino</text:p>
          </table:table-cell>
          <table:table-cell office:value-type="string">
            <text:p>The Seventh-Sign Strike</text:p>
          </table:table-cell>
          <table:table-cell office:value-type="string">
            <text:p>Howlin' Hollow</text:p>
          </table:table-cell>
          <table:table-cell office:value-type="string">
            <text:p>Shady Jake'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6D</text:p>
          </table:table-cell>
          <table:table-cell table:style-name="ce4" office:value-type="string">
            <text:p>Gun Shop</text:p>
          </table:table-cell>
          <table:table-cell table:style-name="ce4" office:value-type="string">
            <text:p>Nolan's Smithy</text:p>
          </table:table-cell>
          <table:table-cell table:style-name="ce4" office:value-type="string">
            <text:p>Dentist’s Office, The</text:p>
          </table:table-cell>
          <table:table-cell table:style-name="ce4" office:value-type="string">
            <text:p>2<text:span text:style-name="T1">nd</text:span> Bank of Gommora</text:p>
          </table:table-cell>
          <table:table-cell table:style-name="ce4" office:value-type="string">
            <text:p>Bilton Protection Agency</text:p>
          </table:table-cell>
          <table:table-cell table:style-name="ce4" office:value-type="string">
            <text:p>Abandoned Mine</text:p>
          </table:table-cell>
          <table:table-cell office:value-type="string">
            <text:p>Harvesting Plots</text:p>
          </table:table-cell>
          <table:table-cell office:value-type="string">
            <text:p>Golden Mare Hotel</text:p>
          </table:table-cell>
          <table:table-cell office:value-type="string">
            <text:p>Polecat Saloon</text:p>
          </table:table-cell>
          <table:table-cell office:value-type="string">
            <text:p>The Labyrinth Mine</text:p>
          </table:table-cell>
          <table:table-cell office:value-type="string">
            <text:p>Gas Lam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7D</text:p>
          </table:table-cell>
          <table:table-cell table:style-name="ce4" office:value-type="string">
            <text:p>Sheriff's Shaft</text:p>
          </table:table-cell>
          <table:table-cell table:style-name="ce4" office:value-type="string">
            <text:p>Horse Doctor, The</text:p>
          </table:table-cell>
          <table:table-cell table:style-name="ce4" office:value-type="string">
            <text:p>Pharmacy</text:p>
          </table:table-cell>
          <table:table-cell table:style-name="ce4" office:value-type="string">
            <text:p>The Master's Dojo</text:p>
          </table:table-cell>
          <table:table-cell table:style-name="ce4" office:value-type="string">
            <text:p>Raven's Crevase</text:p>
          </table:table-cell>
          <table:table-cell table:style-name="ce4" office:value-type="string">
            <text:p>Carpenter’s Shop, The</text:p>
          </table:table-cell>
          <table:table-cell office:value-type="string">
            <text:p>Power Plant</text:p>
          </table:table-cell>
          <table:table-cell office:value-type="string">
            <text:p>Buster's Gambling Hall</text:p>
          </table:table-cell>
          <table:table-cell office:value-type="string">
            <text:p>St. Martin's Chapel</text:p>
          </table:table-cell>
          <table:table-cell office:value-type="string">
            <text:p>jP Coleman</text:p>
          </table:table-cell>
          <table:table-cell office:value-type="string">
            <text:p>Cobbler Sho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8D</text:p>
          </table:table-cell>
          <table:table-cell table:style-name="ce4" office:value-type="string">
            <text:p>Fu Leng's Laundry and Tailoring</text:p>
          </table:table-cell>
          <table:table-cell table:style-name="ce4" office:value-type="string">
            <text:p>Circle K Ranch</text:p>
          </table:table-cell>
          <table:table-cell table:style-name="ce4" office:value-type="string">
            <text:p>Automaton Factory</text:p>
          </table:table-cell>
          <table:table-cell table:style-name="ce4" office:value-type="string">
            <text:p>Theatre</text:p>
          </table:table-cell>
          <table:table-cell table:style-name="ce4" office:value-type="string">
            <text:p>Dead Man's Laughter Lode</text:p>
          </table:table-cell>
          <table:table-cell table:style-name="ce4" office:value-type="string">
            <text:p>Nick's Never Closes</text:p>
          </table:table-cell>
          <table:table-cell office:value-type="string">
            <text:p>Bob's Fix it Shop</text:p>
          </table:table-cell>
          <table:table-cell office:value-type="string">
            <text:p>Glass Maker</text:p>
          </table:table-cell>
          <table:table-cell office:value-type="string">
            <text:p>1s Batrist Church of Gomorra</text:p>
          </table:table-cell>
          <table:table-cell office:value-type="string">
            <text:p>Pony Express</text:p>
          </table:table-cell>
          <table:table-cell office:value-type="string">
            <text:p>The Undermaz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9D</text:p>
          </table:table-cell>
          <table:table-cell table:style-name="ce4" office:value-type="string">
            <text:p>Rough And Tumble Saloon</text:p>
          </table:table-cell>
          <table:table-cell table:style-name="ce4" office:value-type="string">
            <text:p>Sewer Tunnels</text:p>
          </table:table-cell>
          <table:table-cell table:style-name="ce4" office:value-type="string">
            <text:p>Strike Experiment #3.1</text:p>
          </table:table-cell>
          <table:table-cell table:style-name="ce4" office:value-type="string">
            <text:p>Boookstore</text:p>
          </table:table-cell>
          <table:table-cell table:style-name="ce4" office:value-type="string">
            <text:p>Spirit of Kentucky Shaft</text:p>
          </table:table-cell>
          <table:table-cell table:style-name="ce4" office:value-type="string">
            <text:p>Hitched Buggy Strike</text:p>
          </table:table-cell>
          <table:table-cell office:value-type="string">
            <text:p>Fountain</text:p>
          </table:table-cell>
          <table:table-cell office:value-type="string">
            <text:p>Piano Player</text:p>
          </table:table-cell>
          <table:table-cell office:value-type="string">
            <text:p>Well of Souls</text:p>
          </table:table-cell>
          <table:table-cell office:value-type="string">
            <text:p>Derailed Cafe</text:p>
          </table:table-cell>
          <table:table-cell office:value-type="string">
            <text:p>Art Gallery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10D</text:p>
          </table:table-cell>
          <table:table-cell table:style-name="ce4" office:value-type="string">
            <text:p>On the Side Strike</text:p>
          </table:table-cell>
          <table:table-cell table:style-name="ce4" office:value-type="string">
            <text:p>Barber's Shop, The</text:p>
          </table:table-cell>
          <table:table-cell table:style-name="ce4" office:value-type="string">
            <text:p>Hunter's Moon Strike</text:p>
          </table:table-cell>
          <table:table-cell table:style-name="ce4" office:value-type="string">
            <text:p>Gulgoleth</text:p>
          </table:table-cell>
          <table:table-cell table:style-name="ce4" office:value-type="string">
            <text:p>Orphanage</text:p>
          </table:table-cell>
          <table:table-cell table:style-name="ce4" office:value-type="string">
            <text:p>Vigilance Ranch</text:p>
          </table:table-cell>
          <table:table-cell office:value-type="string">
            <text:p>Recruiter</text:p>
          </table:table-cell>
          <table:table-cell office:value-type="string">
            <text:p>Elijah's Parish</text:p>
          </table:table-cell>
          <table:table-cell office:value-type="string">
            <text:p>Stained Glass Windows</text:p>
          </table:table-cell>
          <table:table-cell office:value-type="string">
            <text:p>Bloodsport Arena</text:p>
          </table:table-cell>
          <table:table-cell office:value-type="string">
            <text:p>Shouting Tom's Tunnel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JD</text:p>
          </table:table-cell>
          <table:table-cell table:style-name="ce4" office:value-type="string">
            <text:p>Whiskey Nick's Joint</text:p>
          </table:table-cell>
          <table:table-cell table:style-name="ce4" office:value-type="string">
            <text:p>Road House</text:p>
          </table:table-cell>
          <table:table-cell table:style-name="ce4" office:value-type="string">
            <text:p>Strike Experiment #2</text:p>
          </table:table-cell>
          <table:table-cell table:style-name="ce4" office:value-type="string">
            <text:p>Look Homeward Mine</text:p>
          </table:table-cell>
          <table:table-cell table:style-name="ce4" office:value-type="string">
            <text:p>Chain Gang</text:p>
          </table:table-cell>
          <table:table-cell table:style-name="ce4" office:value-type="string">
            <text:p>Deadland</text:p>
          </table:table-cell>
          <table:table-cell office:value-type="string">
            <text:p>Lumberyard</text:p>
          </table:table-cell>
          <table:table-cell office:value-type="string">
            <text:p>Ignacio's Exotics</text:p>
          </table:table-cell>
          <table:table-cell office:value-type="string">
            <text:p>The Gaping Maw Strike</text:p>
          </table:table-cell>
          <table:table-cell office:value-type="string">
            <text:p>Hardinger-One</text:p>
          </table:table-cell>
          <table:table-cell office:value-type="string">
            <text:p>Bat's Breath Min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QD</text:p>
          </table:table-cell>
          <table:table-cell table:style-name="ce4" office:value-type="string">
            <text:p>Eye Doctor</text:p>
          </table:table-cell>
          <table:table-cell table:style-name="ce4" office:value-type="string">
            <text:p>Town Well</text:p>
          </table:table-cell>
          <table:table-cell table:style-name="ce4" office:value-type="string">
            <text:p>Steam Tunnel Lode, The</text:p>
          </table:table-cell>
          <table:table-cell table:style-name="ce4" office:value-type="string">
            <text:p>Gypsy's Tent</text:p>
          </table:table-cell>
          <table:table-cell table:style-name="ce4" office:value-type="string">
            <text:p>Exchange Office</text:p>
          </table:table-cell>
          <table:table-cell table:style-name="ce4" office:value-type="string">
            <text:p>Undertakers, The</text:p>
          </table:table-cell>
          <table:table-cell office:value-type="string">
            <text:p>The Tree</text:p>
          </table:table-cell>
          <table:table-cell office:value-type="string">
            <text:p>Scares Stiff Saloon</text:p>
          </table:table-cell>
          <table:table-cell office:value-type="string">
            <text:p>Disrepair</text:p>
          </table:table-cell>
          <table:table-cell office:value-type="string">
            <text:p>Deep in the Earth Shaft</text:p>
          </table:table-cell>
          <table:table-cell office:value-type="string">
            <text:p>The Desert Rose Lod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KD</text:p>
          </table:table-cell>
          <table:table-cell table:style-name="ce4" office:value-type="string">
            <text:p>Ammunitionist</text:p>
          </table:table-cell>
          <table:table-cell table:style-name="ce4" office:value-type="string">
            <text:p>Clock Tower, The</text:p>
          </table:table-cell>
          <table:table-cell table:style-name="ce4" office:value-type="string">
            <text:p>Strike Experiment #1</text:p>
          </table:table-cell>
          <table:table-cell table:style-name="ce4" office:value-type="string">
            <text:p>Foale's Folly</text:p>
          </table:table-cell>
          <table:table-cell table:style-name="ce4" office:value-type="string">
            <text:p>Papa's Lode Strike</text:p>
          </table:table-cell>
          <table:table-cell table:style-name="ce4" office:value-type="string">
            <text:p>Wishing Well</text:p>
          </table:table-cell>
          <table:table-cell office:value-type="string">
            <text:p>Leather and Saddle Shop</text:p>
          </table:table-cell>
          <table:table-cell office:value-type="string">
            <text:p>Henry's Hole</text:p>
          </table:table-cell>
          <table:table-cell office:value-type="string">
            <text:p>Tombstone Dispatch Branch Office</text:p>
          </table:table-cell>
          <table:table-cell office:value-type="string">
            <text:p>Runnin' Water</text:p>
          </table:table-cell>
          <table:table-cell office:value-type="string">
            <text:p>Razor-Cliff Min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C</text:p>
          </table:table-cell>
          <table:table-cell table:style-name="ce4" office:value-type="string">
            <text:p>Only Winged 'Em</text:p>
          </table:table-cell>
          <table:table-cell table:style-name="ce4" office:value-type="string">
            <text:p>Human Shield</text:p>
          </table:table-cell>
          <table:table-cell table:style-name="ce4" office:value-type="string">
            <text:p>I Gotcha Covered</text:p>
          </table:table-cell>
          <table:table-cell table:style-name="ce4" office:value-type="string">
            <text:p>Out of Ammo</text:p>
          </table:table-cell>
          <table:table-cell table:style-name="ce4" office:value-type="string">
            <text:p>Panning for Gold</text:p>
          </table:table-cell>
          <table:table-cell table:style-name="ce4" office:value-type="string">
            <text:p>Night Haunt Attack</text:p>
          </table:table-cell>
          <table:table-cell office:value-type="string">
            <text:p>Insult to Injury</text:p>
          </table:table-cell>
          <table:table-cell office:value-type="string">
            <text:p>Last Will?</text:p>
          </table:table-cell>
          <table:table-cell office:value-type="string">
            <text:p>Blueprints</text:p>
          </table:table-cell>
          <table:table-cell office:value-type="string">
            <text:p>Stichin'</text:p>
          </table:table-cell>
          <table:table-cell office:value-type="string">
            <text:p>Pinned Down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2C</text:p>
          </table:table-cell>
          <table:table-cell table:style-name="ce4" office:value-type="string">
            <text:p>A Price on His Head</text:p>
          </table:table-cell>
          <table:table-cell table:style-name="ce4" office:value-type="string">
            <text:p>Sun in Yer Eyes</text:p>
          </table:table-cell>
          <table:table-cell table:style-name="ce4" office:value-type="string">
            <text:p>Crack Shot</text:p>
          </table:table-cell>
          <table:table-cell table:style-name="ce4" office:value-type="string">
            <text:p>Seizing the Pearl of Death</text:p>
          </table:table-cell>
          <table:table-cell table:style-name="ce4" office:value-type="string">
            <text:p>Nyctophobia</text:p>
          </table:table-cell>
          <table:table-cell table:style-name="ce4" office:value-type="string">
            <text:p>Bottom Dealin’</text:p>
          </table:table-cell>
          <table:table-cell office:value-type="string">
            <text:p>Throw Your Weight Around</text:p>
          </table:table-cell>
          <table:table-cell office:value-type="string">
            <text:p>Claustrophobia</text:p>
          </table:table-cell>
          <table:table-cell office:value-type="string">
            <text:p>Not So Fast</text:p>
          </table:table-cell>
          <table:table-cell office:value-type="string">
            <text:p>Mimic</text:p>
          </table:table-cell>
          <table:table-cell office:value-type="string">
            <text:p>Get on Your Feet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3C</text:p>
          </table:table-cell>
          <table:table-cell table:style-name="ce4" office:value-type="string">
            <text:p>"Now, Is That on Three…?"</text:p>
          </table:table-cell>
          <table:table-cell table:style-name="ce4" office:value-type="string">
            <text:p>Massacre at High Noon</text:p>
          </table:table-cell>
          <table:table-cell table:style-name="ce4" office:value-type="string">
            <text:p>I Gotta Stake In This!</text:p>
          </table:table-cell>
          <table:table-cell table:style-name="ce4" office:value-type="string">
            <text:p>Palm of Prevention</text:p>
          </table:table-cell>
          <table:table-cell table:style-name="ce4" office:value-type="string">
            <text:p>It's Just Coal</text:p>
          </table:table-cell>
          <table:table-cell table:style-name="ce4" office:value-type="string">
            <text:p>Miss Me?</text:p>
          </table:table-cell>
          <table:table-cell office:value-type="string">
            <text:p>Waylaid</text:p>
          </table:table-cell>
          <table:table-cell office:value-type="string">
            <text:p>No Mas</text:p>
          </table:table-cell>
          <table:table-cell office:value-type="string">
            <text:p>Lying in Wait</text:p>
          </table:table-cell>
          <table:table-cell office:value-type="string">
            <text:p>Blaze of Glory</text:p>
          </table:table-cell>
          <table:table-cell office:value-type="string">
            <text:p>Night Haunt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4C</text:p>
          </table:table-cell>
          <table:table-cell table:style-name="ce4" office:value-type="string">
            <text:p>"…or After Three?"</text:p>
          </table:table-cell>
          <table:table-cell table:style-name="ce4" office:value-type="string">
            <text:p>Jailbreak</text:p>
          </table:table-cell>
          <table:table-cell table:style-name="ce4" office:value-type="string">
            <text:p>Any One of Ya!</text:p>
          </table:table-cell>
          <table:table-cell table:style-name="ce4" office:value-type="string">
            <text:p>Flying Claw</text:p>
          </table:table-cell>
          <table:table-cell table:style-name="ce4" office:value-type="string">
            <text:p>This Round is on us</text:p>
          </table:table-cell>
          <table:table-cell table:style-name="ce4" office:value-type="string">
            <text:p>Lost in the Crowd</text:p>
          </table:table-cell>
          <table:table-cell office:value-type="string">
            <text:p>Ace in the Hole</text:p>
          </table:table-cell>
          <table:table-cell office:value-type="string">
            <text:p>Seductress</text:p>
          </table:table-cell>
          <table:table-cell office:value-type="string">
            <text:p>This'll Teach you</text:p>
          </table:table-cell>
          <table:table-cell office:value-type="string">
            <text:p>Relic</text:p>
          </table:table-cell>
          <table:table-cell office:value-type="string">
            <text:p>Hot Lead Flying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5C</text:p>
          </table:table-cell>
          <table:table-cell table:style-name="ce4" office:value-type="string">
            <text:p>Warrant</text:p>
          </table:table-cell>
          <table:table-cell table:style-name="ce4" office:value-type="string">
            <text:p>Ambush</text:p>
          </table:table-cell>
          <table:table-cell table:style-name="ce4" office:value-type="string">
            <text:p>Tinker</text:p>
          </table:table-cell>
          <table:table-cell table:style-name="ce4" office:value-type="string">
            <text:p>Drunken Monkey technique</text:p>
          </table:table-cell>
          <table:table-cell table:style-name="ce4" office:value-type="string">
            <text:p>Dust Devil</text:p>
          </table:table-cell>
          <table:table-cell table:style-name="ce4" office:value-type="string">
            <text:p>High Noon</text:p>
          </table:table-cell>
          <table:table-cell office:value-type="string">
            <text:p>Horse Thief</text:p>
          </table:table-cell>
          <table:table-cell office:value-type="string">
            <text:p>Yer Not Welcome Here</text:p>
          </table:table-cell>
          <table:table-cell office:value-type="string">
            <text:p>You're Coming With Us</text:p>
          </table:table-cell>
          <table:table-cell office:value-type="string">
            <text:p>Supernatural Smarts</text:p>
          </table:table-cell>
          <table:table-cell office:value-type="string">
            <text:p>Just a Graz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6C</text:p>
          </table:table-cell>
          <table:table-cell table:style-name="ce4" office:value-type="string">
            <text:p>Nowhere to Run</text:p>
          </table:table-cell>
          <table:table-cell table:style-name="ce4" office:value-type="string">
            <text:p>Here Comes The Cavalry</text:p>
          </table:table-cell>
          <table:table-cell table:style-name="ce4" office:value-type="string">
            <text:p>...Today, I Am</text:p>
          </table:table-cell>
          <table:table-cell table:style-name="ce4" office:value-type="string">
            <text:p>Ambition</text:p>
          </table:table-cell>
          <table:table-cell table:style-name="ce4" office:value-type="string">
            <text:p>Arson</text:p>
          </table:table-cell>
          <table:table-cell table:style-name="ce4" office:value-type="string">
            <text:p>Pistol Whip</text:p>
          </table:table-cell>
          <table:table-cell office:value-type="string">
            <text:p>Bounty Hunter</text:p>
          </table:table-cell>
          <table:table-cell office:value-type="string">
            <text:p>Last Request</text:p>
          </table:table-cell>
          <table:table-cell office:value-type="string">
            <text:p>Burnin' The Midnight Oil</text:p>
          </table:table-cell>
          <table:table-cell office:value-type="string">
            <text:p>Overawe</text:p>
          </table:table-cell>
          <table:table-cell office:value-type="string">
            <text:p>Play it again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7C</text:p>
          </table:table-cell>
          <table:table-cell table:style-name="ce4" office:value-type="string">
            <text:p>Attitude</text:p>
          </table:table-cell>
          <table:table-cell table:style-name="ce4" office:value-type="string">
            <text:p>Hiding in the Bushes</text:p>
          </table:table-cell>
          <table:table-cell table:style-name="ce4" office:value-type="string">
            <text:p>Hot Loaded Rounds</text:p>
          </table:table-cell>
          <table:table-cell table:style-name="ce4" office:value-type="string">
            <text:p>Tai Ch'I Technique</text:p>
          </table:table-cell>
          <table:table-cell table:style-name="ce4" office:value-type="string">
            <text:p>Luck of the Draw</text:p>
          </table:table-cell>
          <table:table-cell table:style-name="ce4" office:value-type="string">
            <text:p>Puny Mortals</text:p>
          </table:table-cell>
          <table:table-cell office:value-type="string">
            <text:p>You're not fast enough</text:p>
          </table:table-cell>
          <table:table-cell office:value-type="string">
            <text:p>Life of the party</text:p>
          </table:table-cell>
          <table:table-cell office:value-type="string">
            <text:p>Down the Barrel</text:p>
          </table:table-cell>
          <table:table-cell office:value-type="string">
            <text:p>Arcane Protection</text:p>
          </table:table-cell>
          <table:table-cell office:value-type="string">
            <text:p>Bad Tequila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8C</text:p>
          </table:table-cell>
          <table:table-cell table:style-name="ce4" office:value-type="string">
            <text:p>Sheriff's Watchin'</text:p>
          </table:table-cell>
          <table:table-cell table:style-name="ce4" office:value-type="string">
            <text:p>Kidnapping</text:p>
          </table:table-cell>
          <table:table-cell table:style-name="ce4" office:value-type="string">
            <text:p>Shootin' from the Hip</text:p>
          </table:table-cell>
          <table:table-cell table:style-name="ce4" office:value-type="string">
            <text:p>Wing Chun Technique</text:p>
          </table:table-cell>
          <table:table-cell table:style-name="ce4" office:value-type="string">
            <text:p>Dead Man's Hand</text:p>
          </table:table-cell>
          <table:table-cell table:style-name="ce4" office:value-type="string">
            <text:p>Funeral Procession</text:p>
          </table:table-cell>
          <table:table-cell office:value-type="string">
            <text:p>What this town needs is</text:p>
          </table:table-cell>
          <table:table-cell office:value-type="string">
            <text:p>Manirou's Control</text:p>
          </table:table-cell>
          <table:table-cell office:value-type="string">
            <text:p>Lynch Mob</text:p>
          </table:table-cell>
          <table:table-cell office:value-type="string">
            <text:p>Nightmare</text:p>
          </table:table-cell>
          <table:table-cell office:value-type="string">
            <text:p>Inner Strength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9C</text:p>
          </table:table-cell>
          <table:table-cell table:style-name="ce4" office:value-type="string">
            <text:p>No Funny Stuff</text:p>
          </table:table-cell>
          <table:table-cell table:style-name="ce4" office:value-type="string">
            <text:p>Bad to the Bone</text:p>
          </table:table-cell>
          <table:table-cell table:style-name="ce4" office:value-type="string">
            <text:p>Flaming Barrels</text:p>
          </table:table-cell>
          <table:table-cell table:style-name="ce4" office:value-type="string">
            <text:p>Step Back to Ward Off Monkey</text:p>
          </table:table-cell>
          <table:table-cell table:style-name="ce4" office:value-type="string">
            <text:p>Shortcut</text:p>
          </table:table-cell>
          <table:table-cell table:style-name="ce4" office:value-type="string">
            <text:p>Take Cover</text:p>
          </table:table-cell>
          <table:table-cell office:value-type="string">
            <text:p>Oops...</text:p>
          </table:table-cell>
          <table:table-cell office:value-type="string">
            <text:p>His Back Was To Me</text:p>
          </table:table-cell>
          <table:table-cell office:value-type="string">
            <text:p>Listen Up!</text:p>
          </table:table-cell>
          <table:table-cell office:value-type="string">
            <text:p>gettin' Out Hand</text:p>
          </table:table-cell>
          <table:table-cell office:value-type="string">
            <text:p>Snake Eye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10C</text:p>
          </table:table-cell>
          <table:table-cell table:style-name="ce4" office:value-type="string">
            <text:p>Cover Fire</text:p>
          </table:table-cell>
          <table:table-cell table:style-name="ce4" office:value-type="string">
            <text:p>Caught with yer pants down</text:p>
          </table:table-cell>
          <table:table-cell table:style-name="ce4" office:value-type="string">
            <text:p>Cup of Joe</text:p>
          </table:table-cell>
          <table:table-cell table:style-name="ce4" office:value-type="string">
            <text:p>Mantis Pinch</text:p>
          </table:table-cell>
          <table:table-cell table:style-name="ce4" office:value-type="string">
            <text:p>Hostile Takeover</text:p>
          </table:table-cell>
          <table:table-cell table:style-name="ce4" office:value-type="string">
            <text:p>Red Tape</text:p>
          </table:table-cell>
          <table:table-cell office:value-type="string">
            <text:p>Reserves</text:p>
          </table:table-cell>
          <table:table-cell office:value-type="string">
            <text:p>Crippled</text:p>
          </table:table-cell>
          <table:table-cell office:value-type="string">
            <text:p>Lets Take it Outside</text:p>
          </table:table-cell>
          <table:table-cell office:value-type="string">
            <text:p>Sewing Circle</text:p>
          </table:table-cell>
          <table:table-cell office:value-type="string">
            <text:p>Run, You Coward!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JC</text:p>
          </table:table-cell>
          <table:table-cell table:style-name="ce4" office:value-type="string">
            <text:p>Rumors</text:p>
          </table:table-cell>
          <table:table-cell table:style-name="ce4" office:value-type="string">
            <text:p>Quickdraw</text:p>
          </table:table-cell>
          <table:table-cell table:style-name="ce4" office:value-type="string">
            <text:p>Take Ya With Me</text:p>
          </table:table-cell>
          <table:table-cell table:style-name="ce4" office:value-type="string">
            <text:p>Blood of Gold</text:p>
          </table:table-cell>
          <table:table-cell table:style-name="ce4" office:value-type="string">
            <text:p>Termite Infestation</text:p>
          </table:table-cell>
          <table:table-cell table:style-name="ce4" office:value-type="string">
            <text:p>Grave Robbin'</text:p>
          </table:table-cell>
          <table:table-cell office:value-type="string">
            <text:p>Phantoms</text:p>
          </table:table-cell>
          <table:table-cell office:value-type="string">
            <text:p>Distracted</text:p>
          </table:table-cell>
          <table:table-cell office:value-type="string">
            <text:p>Auction</text:p>
          </table:table-cell>
          <table:table-cell office:value-type="string">
            <text:p>Speakin' With The Dead</text:p>
          </table:table-cell>
          <table:table-cell office:value-type="string">
            <text:p>My Fight's With You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QC</text:p>
          </table:table-cell>
          <table:table-cell table:style-name="ce4" office:value-type="string">
            <text:p>First to Fall</text:p>
          </table:table-cell>
          <table:table-cell table:style-name="ce4" office:value-type="string">
            <text:p>A Job Well Done</text:p>
          </table:table-cell>
          <table:table-cell table:style-name="ce4" office:value-type="string">
            <text:p>Good Stiff Drink</text:p>
          </table:table-cell>
          <table:table-cell table:style-name="ce4" office:value-type="string">
            <text:p>Jade King Stance</text:p>
          </table:table-cell>
          <table:table-cell table:style-name="ce4" office:value-type="string">
            <text:p>Double Time</text:p>
          </table:table-cell>
          <table:table-cell table:style-name="ce4" office:value-type="string">
            <text:p>Renovations</text:p>
          </table:table-cell>
          <table:table-cell office:value-type="string">
            <text:p>Raid</text:p>
          </table:table-cell>
          <table:table-cell office:value-type="string">
            <text:p>Monopoly</text:p>
          </table:table-cell>
          <table:table-cell office:value-type="string">
            <text:p>Between the Cracks?</text:p>
          </table:table-cell>
          <table:table-cell office:value-type="string">
            <text:p>camille Sinclair</text:p>
          </table:table-cell>
          <table:table-cell office:value-type="string">
            <text:p>Tatoo?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KC</text:p>
          </table:table-cell>
          <table:table-cell table:style-name="ce4" office:value-type="string">
            <text:p>Honor</text:p>
          </table:table-cell>
          <table:table-cell table:style-name="ce4" office:value-type="string">
            <text:p>Run 'em Down!</text:p>
          </table:table-cell>
          <table:table-cell table:style-name="ce4" office:value-type="string">
            <text:p>Reason</text:p>
          </table:table-cell>
          <table:table-cell table:style-name="ce4" office:value-type="string">
            <text:p>Leopard and Her Cubs</text:p>
          </table:table-cell>
          <table:table-cell table:style-name="ce4" office:value-type="string">
            <text:p>Greed</text:p>
          </table:table-cell>
          <table:table-cell table:style-name="ce4" office:value-type="string">
            <text:p>Fear</text:p>
          </table:table-cell>
          <table:table-cell office:value-type="string">
            <text:p>Rooftop Sniper</text:p>
          </table:table-cell>
          <table:table-cell office:value-type="string">
            <text:p>Faith</text:p>
          </table:table-cell>
          <table:table-cell office:value-type="string">
            <text:p>Clean Up The Town</text:p>
          </table:table-cell>
          <table:table-cell office:value-type="string">
            <text:p>Ferryman's Fee</text:p>
          </table:table-cell>
          <table:table-cell office:value-type="string">
            <text:p>Ignore 'im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H</text:p>
          </table:table-cell>
          <table:table-cell table:style-name="ce4" office:value-type="string">
            <text:p>Kenny</text:p>
          </table:table-cell>
          <table:table-cell table:style-name="ce4" office:value-type="string">
            <text:p>Sweaty Dynamite</text:p>
          </table:table-cell>
          <table:table-cell table:style-name="ce4" office:value-type="string">
            <text:p>Chainsaw</text:p>
          </table:table-cell>
          <table:table-cell table:style-name="ce4" office:value-type="string">
            <text:p>Faustian Deal</text:p>
          </table:table-cell>
          <table:table-cell table:style-name="ce4" office:value-type="string">
            <text:p>Sweaty Dynamite</text:p>
          </table:table-cell>
          <table:table-cell table:style-name="ce4" office:value-type="string">
            <text:p>Nicodemus' Deck</text:p>
          </table:table-cell>
          <table:table-cell office:value-type="string">
            <text:p>R.H. II</text:p>
          </table:table-cell>
          <table:table-cell office:value-type="string">
            <text:p>White Shire</text:p>
          </table:table-cell>
          <table:table-cell office:value-type="string">
            <text:p>Brimstone Bullets</text:p>
          </table:table-cell>
          <table:table-cell office:value-type="string">
            <text:p>Eureka?!?</text:p>
          </table:table-cell>
          <table:table-cell office:value-type="string">
            <text:p>Lightning Strik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2H</text:p>
          </table:table-cell>
          <table:table-cell table:style-name="ce4" office:value-type="string">
            <text:p>Martyr’s Cross</text:p>
          </table:table-cell>
          <table:table-cell table:style-name="ce4" office:value-type="string">
            <text:p>Winchester Rifle</text:p>
          </table:table-cell>
          <table:table-cell table:style-name="ce4" office:value-type="string">
            <text:p>Bullet-Proof Vest</text:p>
          </table:table-cell>
          <table:table-cell table:style-name="ce4" office:value-type="string">
            <text:p>Soul Blast</text:p>
          </table:table-cell>
          <table:table-cell table:style-name="ce4" office:value-type="string">
            <text:p>Earthquake</text:p>
          </table:table-cell>
          <table:table-cell table:style-name="ce4" office:value-type="string">
            <text:p>Knickevin's Deal</text:p>
          </table:table-cell>
          <table:table-cell office:value-type="string">
            <text:p>Earthquake</text:p>
          </table:table-cell>
          <table:table-cell office:value-type="string">
            <text:p>Water to Wine</text:p>
          </table:table-cell>
          <table:table-cell office:value-type="string">
            <text:p>Path of the Righteous</text:p>
          </table:table-cell>
          <table:table-cell office:value-type="string">
            <text:p>Reckoner's Bullet</text:p>
          </table:table-cell>
          <table:table-cell office:value-type="string">
            <text:p>Bow and Arrow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3H</text:p>
          </table:table-cell>
          <table:table-cell table:style-name="ce4" office:value-type="string">
            <text:p>New Hat</text:p>
          </table:table-cell>
          <table:table-cell table:style-name="ce4" office:value-type="string">
            <text:p>Eureka!</text:p>
          </table:table-cell>
          <table:table-cell table:style-name="ce4" office:value-type="string">
            <text:p>Dynamite Launcher</text:p>
          </table:table-cell>
          <table:table-cell table:style-name="ce4" office:value-type="string">
            <text:p>Texas Twister</text:p>
          </table:table-cell>
          <table:table-cell table:style-name="ce4" office:value-type="string">
            <text:p>Maze Runner</text:p>
          </table:table-cell>
          <table:table-cell table:style-name="ce4" office:value-type="string">
            <text:p>Spectral Visitors</text:p>
          </table:table-cell>
          <table:table-cell office:value-type="string">
            <text:p>Findley's Quill Pen</text:p>
          </table:table-cell>
          <table:table-cell office:value-type="string">
            <text:p>Dim Eyes</text:p>
          </table:table-cell>
          <table:table-cell office:value-type="string">
            <text:p>Clear Out!</text:p>
          </table:table-cell>
          <table:table-cell office:value-type="string">
            <text:p>Three Piece Suit</text:p>
          </table:table-cell>
          <table:table-cell office:value-type="string">
            <text:p>Rain Danc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4H</text:p>
          </table:table-cell>
          <table:table-cell table:style-name="ce4" office:value-type="string">
            <text:p>Lemat Pistol</text:p>
          </table:table-cell>
          <table:table-cell table:style-name="ce4" office:value-type="string">
            <text:p>Pinto</text:p>
          </table:table-cell>
          <table:table-cell table:style-name="ce4" office:value-type="string">
            <text:p>Flamethrower</text:p>
          </table:table-cell>
          <table:table-cell table:style-name="ce4" office:value-type="string">
            <text:p>Stoker's Sabre</text:p>
          </table:table-cell>
          <table:table-cell table:style-name="ce4" office:value-type="string">
            <text:p>Bolt-Action Rifle</text:p>
          </table:table-cell>
          <table:table-cell table:style-name="ce4" office:value-type="string">
            <text:p>Dark Protection</text:p>
          </table:table-cell>
          <table:table-cell office:value-type="string">
            <text:p>Founder's Day</text:p>
          </table:table-cell>
          <table:table-cell office:value-type="string">
            <text:p>Snow in July</text:p>
          </table:table-cell>
          <table:table-cell office:value-type="string">
            <text:p>Lay on Hands</text:p>
          </table:table-cell>
          <table:table-cell office:value-type="string">
            <text:p>Chip'</text:p>
          </table:table-cell>
          <table:table-cell office:value-type="string">
            <text:p>Hatchet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5H</text:p>
          </table:table-cell>
          <table:table-cell table:style-name="ce4" office:value-type="string">
            <text:p>Shotgun</text:p>
          </table:table-cell>
          <table:table-cell table:style-name="ce4" office:value-type="string">
            <text:p>Roan</text:p>
          </table:table-cell>
          <table:table-cell table:style-name="ce4" office:value-type="string">
            <text:p>Auto-Incendiary Bullets</text:p>
          </table:table-cell>
          <table:table-cell table:style-name="ce4" office:value-type="string">
            <text:p>Shadow Walk</text:p>
          </table:table-cell>
          <table:table-cell table:style-name="ce4" office:value-type="string">
            <text:p>...Before the Dawn</text:p>
          </table:table-cell>
          <table:table-cell table:style-name="ce4" office:value-type="string">
            <text:p>Groom</text:p>
          </table:table-cell>
          <table:table-cell office:value-type="string">
            <text:p>Gatling Gun</text:p>
          </table:table-cell>
          <table:table-cell office:value-type="string">
            <text:p>Sacrifice</text:p>
          </table:table-cell>
          <table:table-cell office:value-type="string">
            <text:p>Full Moon</text:p>
          </table:table-cell>
          <table:table-cell office:value-type="string">
            <text:p>Hang Glider</text:p>
          </table:table-cell>
          <table:table-cell office:value-type="string">
            <text:p>Summon Spirit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6H</text:p>
          </table:table-cell>
          <table:table-cell table:style-name="ce4" office:value-type="string">
            <text:p>Home Is Where Nothin' Ever Happens</text:p>
          </table:table-cell>
          <table:table-cell table:style-name="ce4" office:value-type="string">
            <text:p>Holdout Knife</text:p>
          </table:table-cell>
          <table:table-cell table:style-name="ce4" office:value-type="string">
            <text:p>Gatling Pistol</text:p>
          </table:table-cell>
          <table:table-cell table:style-name="ce4" office:value-type="string">
            <text:p>Phantom Fingers</text:p>
          </table:table-cell>
          <table:table-cell table:style-name="ce4" office:value-type="string">
            <text:p>Sawed-off Shotgun</text:p>
          </table:table-cell>
          <table:table-cell table:style-name="ce4" office:value-type="string">
            <text:p>Sabtabiel's Remains</text:p>
          </table:table-cell>
          <table:table-cell office:value-type="string">
            <text:p>Investment Machine</text:p>
          </table:table-cell>
          <table:table-cell office:value-type="string">
            <text:p>Clovis the DevilBunny</text:p>
          </table:table-cell>
          <table:table-cell office:value-type="string">
            <text:p>Cloak</text:p>
          </table:table-cell>
          <table:table-cell office:value-type="string">
            <text:p>Air Gun</text:p>
          </table:table-cell>
          <table:table-cell office:value-type="string">
            <text:p>Clumsines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7H</text:p>
          </table:table-cell>
          <table:table-cell table:style-name="ce4" office:value-type="string">
            <text:p>Roll of Dimes</text:p>
          </table:table-cell>
          <table:table-cell table:style-name="ce4" office:value-type="string">
            <text:p>Stallion</text:p>
          </table:table-cell>
          <table:table-cell table:style-name="ce4" office:value-type="string">
            <text:p>Autogyro</text:p>
          </table:table-cell>
          <table:table-cell table:style-name="ce4" office:value-type="string">
            <text:p>Suzy goes berserk</text:p>
          </table:table-cell>
          <table:table-cell table:style-name="ce4" office:value-type="string">
            <text:p>Lucky Rabbit's Foot</text:p>
          </table:table-cell>
          <table:table-cell table:style-name="ce4" office:value-type="string">
            <text:p>Harvest Moon</text:p>
          </table:table-cell>
          <table:table-cell office:value-type="string">
            <text:p>Ghostrock Cannon</text:p>
          </table:table-cell>
          <table:table-cell office:value-type="string">
            <text:p>Pale Horse</text:p>
          </table:table-cell>
          <table:table-cell office:value-type="string">
            <text:p>Printing Press</text:p>
          </table:table-cell>
          <table:table-cell office:value-type="string">
            <text:p>Holy Wheel Gun</text:p>
          </table:table-cell>
          <table:table-cell office:value-type="string">
            <text:p>Speed of the Wold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8H</text:p>
          </table:table-cell>
          <table:table-cell table:style-name="ce4" office:value-type="string">
            <text:p>Ammo Belt</text:p>
          </table:table-cell>
          <table:table-cell table:style-name="ce4" office:value-type="string">
            <text:p>Mustang</text:p>
          </table:table-cell>
          <table:table-cell table:style-name="ce4" office:value-type="string">
            <text:p>Electrostatic Pump Gun</text:p>
          </table:table-cell>
          <table:table-cell table:style-name="ce4" office:value-type="string">
            <text:p>Boxin' Match</text:p>
          </table:table-cell>
          <table:table-cell table:style-name="ce4" office:value-type="string">
            <text:p>Whiskey Flask</text:p>
          </table:table-cell>
          <table:table-cell table:style-name="ce4" office:value-type="string">
            <text:p>Helpin' Hand</text:p>
          </table:table-cell>
          <table:table-cell office:value-type="string">
            <text:p>Mechanical Horse</text:p>
          </table:table-cell>
          <table:table-cell office:value-type="string">
            <text:p>Third Bowl</text:p>
          </table:table-cell>
          <table:table-cell office:value-type="string">
            <text:p>Confession</text:p>
          </table:table-cell>
          <table:table-cell office:value-type="string">
            <text:p>Katie Karl's Calibrated Pistols</text:p>
          </table:table-cell>
          <table:table-cell office:value-type="string">
            <text:p>Gift of the Thunderbird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9H</text:p>
          </table:table-cell>
          <table:table-cell table:style-name="ce4" office:value-type="string">
            <text:p>Magnum Bullets</text:p>
          </table:table-cell>
          <table:table-cell table:style-name="ce4" office:value-type="string">
            <text:p>Formal Duds</text:p>
          </table:table-cell>
          <table:table-cell table:style-name="ce4" office:value-type="string">
            <text:p>Flamethrower</text:p>
          </table:table-cell>
          <table:table-cell table:style-name="ce4" office:value-type="string">
            <text:p>Army of Gremlins</text:p>
          </table:table-cell>
          <table:table-cell table:style-name="ce4" office:value-type="string">
            <text:p>Wild Dingoes</text:p>
          </table:table-cell>
          <table:table-cell table:style-name="ce4" office:value-type="string">
            <text:p>Stumbling into the Badlands</text:p>
          </table:table-cell>
          <table:table-cell office:value-type="string">
            <text:p>The Claw</text:p>
          </table:table-cell>
          <table:table-cell office:value-type="string">
            <text:p>Devil's Plaything</text:p>
          </table:table-cell>
          <table:table-cell office:value-type="string">
            <text:p>Puppet</text:p>
          </table:table-cell>
          <table:table-cell office:value-type="string">
            <text:p>Pair of Six-Shooters</text:p>
          </table:table-cell>
          <table:table-cell office:value-type="string">
            <text:p>Curs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10H</text:p>
          </table:table-cell>
          <table:table-cell table:style-name="ce4" office:value-type="string">
            <text:p>Flashfire Bullets</text:p>
          </table:table-cell>
          <table:table-cell table:style-name="ce4" office:value-type="string">
            <text:p>Blood Money</text:p>
          </table:table-cell>
          <table:table-cell table:style-name="ce4" office:value-type="string">
            <text:p>Infrared Spectacles</text:p>
          </table:table-cell>
          <table:table-cell table:style-name="ce4" office:value-type="string">
            <text:p>Hoyle's Book, 1769 Ed.</text:p>
          </table:table-cell>
          <table:table-cell table:style-name="ce4" office:value-type="string">
            <text:p>Pocket Watch</text:p>
          </table:table-cell>
          <table:table-cell table:style-name="ce4" office:value-type="string">
            <text:p>Blood Curse</text:p>
          </table:table-cell>
          <table:table-cell office:value-type="string">
            <text:p>Chrono Accelerator</text:p>
          </table:table-cell>
          <table:table-cell office:value-type="string">
            <text:p>Intepret Vision</text:p>
          </table:table-cell>
          <table:table-cell office:value-type="string">
            <text:p>First Bowl</text:p>
          </table:table-cell>
          <table:table-cell office:value-type="string">
            <text:p>Samhain</text:p>
          </table:table-cell>
          <table:table-cell office:value-type="string">
            <text:p>Breath of the Spirit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JH</text:p>
          </table:table-cell>
          <table:table-cell table:style-name="ce4" office:value-type="string">
            <text:p>Double-barreled Shotgun</text:p>
          </table:table-cell>
          <table:table-cell table:style-name="ce4" office:value-type="string">
            <text:p>Spurs</text:p>
          </table:table-cell>
          <table:table-cell table:style-name="ce4" office:value-type="string">
            <text:p>Ammo-Matic, The</text:p>
          </table:table-cell>
          <table:table-cell table:style-name="ce4" office:value-type="string">
            <text:p>Heat Wave</text:p>
          </table:table-cell>
          <table:table-cell table:style-name="ce4" office:value-type="string">
            <text:p>Penny Farthing</text:p>
          </table:table-cell>
          <table:table-cell table:style-name="ce4" office:value-type="string">
            <text:p>Bad Blood</text:p>
          </table:table-cell>
          <table:table-cell office:value-type="string">
            <text:p>Pro. Parnham's Miracle Elixir</text:p>
          </table:table-cell>
          <table:table-cell office:value-type="string">
            <text:p>Brush With Death</text:p>
          </table:table-cell>
          <table:table-cell office:value-type="string">
            <text:p>Welcome to Hell</text:p>
          </table:table-cell>
          <table:table-cell office:value-type="string">
            <text:p>All Harrowed's Eve</text:p>
          </table:table-cell>
          <table:table-cell office:value-type="string">
            <text:p>Bind Spirit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QH</text:p>
          </table:table-cell>
          <table:table-cell table:style-name="ce4" office:value-type="string">
            <text:p>A Coach Comes to Town</text:p>
          </table:table-cell>
          <table:table-cell table:style-name="ce4" office:value-type="string">
            <text:p>Bowie Knife</text:p>
          </table:table-cell>
          <table:table-cell table:style-name="ce4" office:value-type="string">
            <text:p>Ray Gun</text:p>
          </table:table-cell>
          <table:table-cell table:style-name="ce4" office:value-type="string">
            <text:p>Sumner's Revenge</text:p>
          </table:table-cell>
          <table:table-cell table:style-name="ce4" office:value-type="string">
            <text:p>1<text:span text:style-name="T1">st</text:span> Bank is Robbed</text:p>
          </table:table-cell>
          <table:table-cell table:style-name="ce4" office:value-type="string">
            <text:p>Corporeal Twist</text:p>
          </table:table-cell>
          <table:table-cell office:value-type="string">
            <text:p>Walking Stick</text:p>
          </table:table-cell>
          <table:table-cell office:value-type="string">
            <text:p>Anahuac Staff</text:p>
          </table:table-cell>
          <table:table-cell office:value-type="string">
            <text:p>Fire And Brimstone</text:p>
          </table:table-cell>
          <table:table-cell table:style-name="ce8" office:value-type="string">
            <text:p>Choking Gas</text:p>
          </table:table-cell>
          <table:table-cell office:value-type="string">
            <text:p>Medicine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KH</text:p>
          </table:table-cell>
          <table:table-cell table:style-name="ce4" office:value-type="string">
            <text:p>Hand Cart</text:p>
          </table:table-cell>
          <table:table-cell table:style-name="ce4" office:value-type="string">
            <text:p>Quick-draw Holster</text:p>
          </table:table-cell>
          <table:table-cell table:style-name="ce4" office:value-type="string">
            <text:p>Zapper</text:p>
          </table:table-cell>
          <table:table-cell table:style-name="ce4" office:value-type="string">
            <text:p>Speaking with the Dead</text:p>
          </table:table-cell>
          <table:table-cell table:style-name="ce4" office:value-type="string">
            <text:p>Bomb</text:p>
          </table:table-cell>
          <table:table-cell table:style-name="ce4" office:value-type="string">
            <text:p>The Last Kingdom</text:p>
          </table:table-cell>
          <table:table-cell office:value-type="string">
            <text:p>Sister Mary's Shotgun</text:p>
          </table:table-cell>
          <table:table-cell office:value-type="string">
            <text:p>Unholy Symbol</text:p>
          </table:table-cell>
          <table:table-cell office:value-type="string">
            <text:p>Calm</text:p>
          </table:table-cell>
          <table:table-cell office:value-type="string">
            <text:p>Whateley Family Bible</text:p>
          </table:table-cell>
          <table:table-cell office:value-type="string">
            <text:p>Raven's Chop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S</text:p>
          </table:table-cell>
          <table:table-cell table:style-name="ce4" office:value-type="string">
            <text:p>Snitch, The</text:p>
          </table:table-cell>
          <table:table-cell table:style-name="ce4" office:value-type="string">
            <text:p>Alfred Barkum, Jr.</text:p>
          </table:table-cell>
          <table:table-cell table:style-name="ce4" office:value-type="string">
            <text:p>Elmo Schacci</text:p>
          </table:table-cell>
          <table:table-cell table:style-name="ce4" office:value-type="string">
            <text:p>Chen Li</text:p>
          </table:table-cell>
          <table:table-cell table:style-name="ce4" office:value-type="string">
            <text:p>Nadia Krasnova</text:p>
          </table:table-cell>
          <table:table-cell table:style-name="ce4" office:value-type="string">
            <text:p>Saul Whateley</text:p>
          </table:table-cell>
          <table:table-cell table:style-name="ce2" office:value-type="string">
            <text:p>Elizabeth Goldstein*</text:p>
          </table:table-cell>
          <table:table-cell table:style-name="ce2" office:value-type="string">
            <text:p>Charlie Landers (exp)*</text:p>
          </table:table-cell>
          <table:table-cell office:value-type="string">
            <text:p>The Missionary</text:p>
          </table:table-cell>
          <table:table-cell office:value-type="string">
            <text:p>Dustin Halloway</text:p>
          </table:table-cell>
          <table:table-cell table:style-name="ce2" office:value-type="string">
            <text:p>Weeping Crow*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2S</text:p>
          </table:table-cell>
          <table:table-cell table:style-name="ce4" office:value-type="string">
            <text:p>William Olson</text:p>
          </table:table-cell>
          <table:table-cell table:style-name="ce5" office:value-type="string">
            <text:p>Lawrence Goodman*</text:p>
          </table:table-cell>
          <table:table-cell table:style-name="ce4" office:value-type="string">
            <text:p>Robert Holmes</text:p>
          </table:table-cell>
          <table:table-cell table:style-name="ce4" office:value-type="string">
            <text:p>Private Daniel Phelts</text:p>
          </table:table-cell>
          <table:table-cell table:style-name="ce5" office:value-type="string">
            <text:p>Sandra Harris*</text:p>
          </table:table-cell>
          <table:table-cell table:style-name="ce5" office:value-type="string">
            <text:p>Widow Withers*</text:p>
          </table:table-cell>
          <table:table-cell office:value-type="string">
            <text:p>Desmond Quentin</text:p>
          </table:table-cell>
          <table:table-cell office:value-type="string">
            <text:p>Cassidy Greene</text:p>
          </table:table-cell>
          <table:table-cell office:value-type="string">
            <text:p>Megan Mallory</text:p>
          </table:table-cell>
          <table:table-cell office:value-type="string">
            <text:p>Army of the Dead</text:p>
          </table:table-cell>
          <table:table-cell table:style-name="ce2" office:value-type="string">
            <text:p>Seeking Fury*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3S</text:p>
          </table:table-cell>
          <table:table-cell table:style-name="ce5" office:value-type="string">
            <text:p>Jenny Cooper*</text:p>
          </table:table-cell>
          <table:table-cell table:style-name="ce4" office:value-type="string">
            <text:p>Rhett Caufield</text:p>
          </table:table-cell>
          <table:table-cell table:style-name="ce4" office:value-type="string">
            <text:p>Pierre Fontaine</text:p>
          </table:table-cell>
          <table:table-cell table:style-name="ce5" office:value-type="string">
            <text:p>Chao Li*</text:p>
          </table:table-cell>
          <table:table-cell table:style-name="ce4" office:value-type="string">
            <text:p>Mortimer Jones</text:p>
          </table:table-cell>
          <table:table-cell table:style-name="ce4" office:value-type="string">
            <text:p>Dread Wolf Pack</text:p>
          </table:table-cell>
          <table:table-cell table:style-name="ce2" office:value-type="string">
            <text:p>Timmy Derrick*</text:p>
          </table:table-cell>
          <table:table-cell table:style-name="ce2" office:value-type="string">
            <text:p>Guardian Angel*</text:p>
          </table:table-cell>
          <table:table-cell table:style-name="ce2" office:value-type="string">
            <text:p>Miss Lily*</text:p>
          </table:table-cell>
          <table:table-cell table:style-name="ce2" office:value-type="string">
            <text:p>Camille Sinclair*</text:p>
          </table:table-cell>
          <table:table-cell office:value-type="string">
            <text:p>Hope in Winter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4S</text:p>
          </table:table-cell>
          <table:table-cell table:style-name="ce4" office:value-type="string">
            <text:p>Jenny Cooper (exp)</text:p>
          </table:table-cell>
          <table:table-cell table:style-name="ce4" office:value-type="string">
            <text:p>Juliet 'Jewel' Sumner</text:p>
          </table:table-cell>
          <table:table-cell table:style-name="ce5" office:value-type="string">
            <text:p>Alice Chamberlain*</text:p>
          </table:table-cell>
          <table:table-cell table:style-name="ce4" office:value-type="string">
            <text:p>Chester Nero</text:p>
          </table:table-cell>
          <table:table-cell table:style-name="ce4" office:value-type="string">
            <text:p>Zeke Hillard</text:p>
          </table:table-cell>
          <table:table-cell table:style-name="ce5" office:value-type="string">
            <text:p>Silas Peacock*</text:p>
          </table:table-cell>
          <table:table-cell table:style-name="ce2" office:value-type="string">
            <text:p>Sister Mary Jebediah*</text:p>
          </table:table-cell>
          <table:table-cell office:value-type="string">
            <text:p>Buster Madison</text:p>
          </table:table-cell>
          <table:table-cell table:style-name="ce2" office:value-type="string">
            <text:p>Avarice*</text:p>
          </table:table-cell>
          <table:table-cell office:value-type="string">
            <text:p>Maurice Foster</text:p>
          </table:table-cell>
          <table:table-cell office:value-type="string">
            <text:p>Wise Cloud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5S</text:p>
          </table:table-cell>
          <table:table-cell table:style-name="ce5" office:value-type="string">
            <text:p>Deputy Milo Powell*</text:p>
          </table:table-cell>
          <table:table-cell table:style-name="ce5" office:value-type="string">
            <text:p>William Rose*</text:p>
          </table:table-cell>
          <table:table-cell table:style-name="ce5" office:value-type="string">
            <text:p>Gunther Hapworth*</text:p>
          </table:table-cell>
          <table:table-cell table:style-name="ce4" office:value-type="string">
            <text:p>Buster Madison</text:p>
          </table:table-cell>
          <table:table-cell table:style-name="ce4" office:value-type="string">
            <text:p>Scott Pierce</text:p>
          </table:table-cell>
          <table:table-cell table:style-name="ce5" office:value-type="string">
            <text:p>Nebuchadnezzar*</text:p>
          </table:table-cell>
          <table:table-cell table:style-name="ce2" office:value-type="string">
            <text:p>Tomb Guardian*</text:p>
          </table:table-cell>
          <table:table-cell office:value-type="string">
            <text:p>Lilith Vanderkamp</text:p>
          </table:table-cell>
          <table:table-cell table:style-name="ce2" office:value-type="string">
            <text:p>Karl Rundgren*</text:p>
          </table:table-cell>
          <table:table-cell office:value-type="string">
            <text:p>Zeke Beauchamp</text:p>
          </table:table-cell>
          <table:table-cell office:value-type="string">
            <text:p>Feather-in-His-Hair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6S</text:p>
          </table:table-cell>
          <table:table-cell table:style-name="ce4" office:value-type="string">
            <text:p>Xiong "Wendy" Cheng</text:p>
          </table:table-cell>
          <table:table-cell table:style-name="ce4" office:value-type="string">
            <text:p>Ely Parker</text:p>
          </table:table-cell>
          <table:table-cell table:style-name="ce5" office:value-type="string">
            <text:p>Barney Brash*</text:p>
          </table:table-cell>
          <table:table-cell table:style-name="ce4" office:value-type="string">
            <text:p>Chiang Shen</text:p>
          </table:table-cell>
          <table:table-cell table:style-name="ce5" office:value-type="string">
            <text:p>Robert Northrop*</text:p>
          </table:table-cell>
          <table:table-cell table:style-name="ce4" office:value-type="string">
            <text:p>“Tabitha”</text:p>
          </table:table-cell>
          <table:table-cell office:value-type="string">
            <text:p>Windows Derek</text:p>
          </table:table-cell>
          <table:table-cell office:value-type="string">
            <text:p>Harborym</text:p>
          </table:table-cell>
          <table:table-cell office:value-type="string">
            <text:p>April Segarra</text:p>
          </table:table-cell>
          <table:table-cell table:style-name="ce2" office:value-type="string">
            <text:p>Tombstone Frank*</text:p>
          </table:table-cell>
          <table:table-cell office:value-type="string">
            <text:p>Little Running Bear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7S</text:p>
          </table:table-cell>
          <table:table-cell table:style-name="ce4" office:value-type="string">
            <text:p>Deputy John Templeton</text:p>
          </table:table-cell>
          <table:table-cell table:style-name="ce4" office:value-type="string">
            <text:p>Mae Parker</text:p>
          </table:table-cell>
          <table:table-cell table:style-name="ce4" office:value-type="string">
            <text:p>Fineas von Landingham</text:p>
          </table:table-cell>
          <table:table-cell table:style-name="ce4" office:value-type="string">
            <text:p>Freddy Fast Hands</text:p>
          </table:table-cell>
          <table:table-cell table:style-name="ce4" office:value-type="string">
            <text:p>Byron St. James</text:p>
          </table:table-cell>
          <table:table-cell table:style-name="ce5" office:value-type="string">
            <text:p>Astoreth Whateley*</text:p>
          </table:table-cell>
          <table:table-cell office:value-type="string">
            <text:p>Delilah Darby-Scorne</text:p>
          </table:table-cell>
          <table:table-cell office:value-type="string">
            <text:p>Sister Mary Winters</text:p>
          </table:table-cell>
          <table:table-cell office:value-type="string">
            <text:p>Envy</text:p>
          </table:table-cell>
          <table:table-cell table:style-name="ce2" office:value-type="string">
            <text:p>Bartholomew Prospectus*</text:p>
          </table:table-cell>
          <table:table-cell office:value-type="string">
            <text:p>Strikes a Haw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8S</text:p>
          </table:table-cell>
          <table:table-cell table:style-name="ce5" office:value-type="string">
            <text:p>Deputy Dave Montreal*</text:p>
          </table:table-cell>
          <table:table-cell table:style-name="ce5" office:value-type="string">
            <text:p>Andrew Garret*</text:p>
          </table:table-cell>
          <table:table-cell table:style-name="ce5" office:value-type="string">
            <text:p>Meredeth Singleton*</text:p>
          </table:table-cell>
          <table:table-cell table:style-name="ce5" office:value-type="string">
            <text:p>Sin Je*</text:p>
          </table:table-cell>
          <table:table-cell table:style-name="ce4" office:value-type="string">
            <text:p>Alfred Barkum, Sr.</text:p>
          </table:table-cell>
          <table:table-cell table:style-name="ce5" office:value-type="string">
            <text:p>Jebediah Whateley*</text:p>
          </table:table-cell>
          <table:table-cell office:value-type="string">
            <text:p>Melissa Thomas</text:p>
          </table:table-cell>
          <table:table-cell office:value-type="string">
            <text:p>Moloch</text:p>
          </table:table-cell>
          <table:table-cell table:style-name="ce2" office:value-type="string">
            <text:p>Christopher Hill*</text:p>
          </table:table-cell>
          <table:table-cell office:value-type="string">
            <text:p>Sergeant Sean Slade</text:p>
          </table:table-cell>
          <table:table-cell office:value-type="string">
            <text:p>Spirit's Eye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9S</text:p>
          </table:table-cell>
          <table:table-cell table:style-name="ce4" office:value-type="string">
            <text:p>Judge Henry Warwick</text:p>
          </table:table-cell>
          <table:table-cell table:style-name="ce5" office:value-type="string">
            <text:p>Andra Miles*</text:p>
          </table:table-cell>
          <table:table-cell table:style-name="ce4" office:value-type="string">
            <text:p>Erik Zarkov</text:p>
          </table:table-cell>
          <table:table-cell table:style-name="ce5" office:value-type="string">
            <text:p>Shi Kuan*</text:p>
          </table:table-cell>
          <table:table-cell table:style-name="ce4" office:value-type="string">
            <text:p>Bill Jefferson</text:p>
          </table:table-cell>
          <table:table-cell table:style-name="ce4" office:value-type="string">
            <text:p>Dolores Whateley</text:p>
          </table:table-cell>
          <table:table-cell office:value-type="string">
            <text:p>Raymon Armstrong</text:p>
          </table:table-cell>
          <table:table-cell table:style-name="ce2" office:value-type="string">
            <text:p>Abel Owens*</text:p>
          </table:table-cell>
          <table:table-cell office:value-type="string">
            <text:p>Flim</text:p>
          </table:table-cell>
          <table:table-cell office:value-type="string">
            <text:p>Rex Handlen</text:p>
          </table:table-cell>
          <table:table-cell office:value-type="string">
            <text:p>Pox Walker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10S</text:p>
          </table:table-cell>
          <table:table-cell table:style-name="ce5" office:value-type="string">
            <text:p>Jesse Radcliffe*</text:p>
          </table:table-cell>
          <table:table-cell table:style-name="ce4" office:value-type="string">
            <text:p>Sheila Mirabella</text:p>
          </table:table-cell>
          <table:table-cell table:style-name="ce4" office:value-type="string">
            <text:p>Mad Dog Campbell</text:p>
          </table:table-cell>
          <table:table-cell table:style-name="ce4" office:value-type="string">
            <text:p>Master Chan</text:p>
          </table:table-cell>
          <table:table-cell table:style-name="ce4" office:value-type="string">
            <text:p>Big Jake…</text:p>
          </table:table-cell>
          <table:table-cell table:style-name="ce4" office:value-type="string">
            <text:p>Nicodemus Whateley</text:p>
          </table:table-cell>
          <table:table-cell office:value-type="string">
            <text:p>Nelson Robers</text:p>
          </table:table-cell>
          <table:table-cell office:value-type="string">
            <text:p>Billy No neck</text:p>
          </table:table-cell>
          <table:table-cell office:value-type="string">
            <text:p>Hanging Judge Gabriel</text:p>
          </table:table-cell>
          <table:table-cell office:value-type="string">
            <text:p>Ezzie</text:p>
          </table:table-cell>
          <table:table-cell table:style-name="ce2" office:value-type="string">
            <text:p>Tioga Joe*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JS</text:p>
          </table:table-cell>
          <table:table-cell table:style-name="ce4" office:value-type="string">
            <text:p>The Drifter</text:p>
          </table:table-cell>
          <table:table-cell table:style-name="ce4" office:value-type="string">
            <text:p>Spike Dougan</text:p>
          </table:table-cell>
          <table:table-cell table:style-name="ce4" office:value-type="string">
            <text:p>Gerald Klippstein</text:p>
          </table:table-cell>
          <table:table-cell table:style-name="ce4" office:value-type="string">
            <text:p>Po Yu</text:p>
          </table:table-cell>
          <table:table-cell table:style-name="ce4" office:value-type="string">
            <text:p>Nash Bilton</text:p>
          </table:table-cell>
          <table:table-cell table:style-name="ce4" office:value-type="string">
            <text:p>Unknown Hooded Figure</text:p>
          </table:table-cell>
          <table:table-cell office:value-type="string">
            <text:p>Cort Williams</text:p>
          </table:table-cell>
          <table:table-cell office:value-type="string">
            <text:p>Simon Lambeth</text:p>
          </table:table-cell>
          <table:table-cell office:value-type="string">
            <text:p>Pride</text:p>
          </table:table-cell>
          <table:table-cell office:value-type="string">
            <text:p>JP Coleman</text:p>
          </table:table-cell>
          <table:table-cell office:value-type="string">
            <text:p>Thunderbird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QS</text:p>
          </table:table-cell>
          <table:table-cell table:style-name="ce4" office:value-type="string">
            <text:p>J.P. Coleman</text:p>
          </table:table-cell>
          <table:table-cell table:style-name="ce4" office:value-type="string">
            <text:p>Rachel Sumner</text:p>
          </table:table-cell>
          <table:table-cell table:style-name="ce4" office:value-type="string">
            <text:p>SUZY 309</text:p>
          </table:table-cell>
          <table:table-cell table:style-name="ce4" office:value-type="string">
            <text:p>Cpatain Sim Yut-San</text:p>
          </table:table-cell>
          <table:table-cell table:style-name="ce5" office:value-type="string">
            <text:p>Killer Kerry*</text:p>
          </table:table-cell>
          <table:table-cell table:style-name="ce4" office:value-type="string">
            <text:p>Armitage the Damned</text:p>
          </table:table-cell>
          <table:table-cell office:value-type="string">
            <text:p>Mr. Slate</text:p>
          </table:table-cell>
          <table:table-cell office:value-type="string">
            <text:p>Perdition</text:p>
          </table:table-cell>
          <table:table-cell office:value-type="string">
            <text:p>Wrath</text:p>
          </table:table-cell>
          <table:table-cell office:value-type="string">
            <text:p>Katie Karl</text:p>
          </table:table-cell>
          <table:table-cell office:value-type="string">
            <text:p>Eagle Rock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KS</text:p>
          </table:table-cell>
          <table:table-cell table:style-name="ce4" office:value-type="string">
            <text:p>Nate Hunter (exp1)</text:p>
          </table:table-cell>
          <table:table-cell table:style-name="ce4" office:value-type="string">
            <text:p>Black Jack</text:p>
          </table:table-cell>
          <table:table-cell table:style-name="ce4" office:value-type="string">
            <text:p>Oswald Hardinger</text:p>
          </table:table-cell>
          <table:table-cell table:style-name="ce4" office:value-type="string">
            <text:p>Jolinaxas</text:p>
          </table:table-cell>
          <table:table-cell table:style-name="ce4" office:value-type="string">
            <text:p>Howard Findley</text:p>
          </table:table-cell>
          <table:table-cell table:style-name="ce4" office:value-type="string">
            <text:p>Wilhelmina Whateley</text:p>
          </table:table-cell>
          <table:table-cell office:value-type="string">
            <text:p>The Ghost</text:p>
          </table:table-cell>
          <table:table-cell office:value-type="string">
            <text:p>Elijah</text:p>
          </table:table-cell>
          <table:table-cell office:value-type="string">
            <text:p>Elijah (exp)</text:p>
          </table:table-cell>
          <table:table-cell office:value-type="string">
            <text:p>Brigadier-General Patterson</text:p>
          </table:table-cell>
          <table:table-cell office:value-type="string">
            <text:p>Joseph Eyes-Like-Rain</text:p>
          </table:table-cell>
          <table:table-cell table:number-columns-repeated="1012"/>
        </table:table-row>
        <table:table-row table:style-name="ro3" table:number-rows-repeated="2">
          <table:table-cell table:style-name="ce1"/>
          <table:table-cell table:style-name="ce4" table:number-columns-repeated="6"/>
          <table:table-cell table:number-columns-repeated="1017"/>
        </table:table-row>
        <table:table-row table:style-name="ro4">
          <table:table-cell table:style-name="ce2" office:value-type="string">
            <text:p>* Stars Denote Recommended Starters</text:p>
          </table:table-cell>
          <table:table-cell table:style-name="ce4" office:value-type="string">
            <text:p>Using recommended starters:</text:p>
            <text:p>Starting influence – 5</text:p>
            <text:p>Starting GR – 4</text:p>
          </table:table-cell>
          <table:table-cell table:style-name="ce4" office:value-type="string">
            <text:p>Using recommended starters:</text:p>
            <text:p>Starting influence – 4</text:p>
            <text:p>Starting GR – 3</text:p>
          </table:table-cell>
          <table:table-cell table:style-name="ce4" office:value-type="string">
            <text:p>Using recommended starters:</text:p>
            <text:p>Starting influence – 5</text:p>
            <text:p>Starting GR – 2</text:p>
          </table:table-cell>
          <table:table-cell table:style-name="ce4" office:value-type="string">
            <text:p>Using recommended starters:</text:p>
            <text:p>Starting influence – 3</text:p>
            <text:p>Starting GR – 5</text:p>
          </table:table-cell>
          <table:table-cell table:style-name="ce4" office:value-type="string">
            <text:p>Using recommended starters:</text:p>
            <text:p>Starting influence – 4</text:p>
            <text:p>Starting GR – 2</text:p>
          </table:table-cell>
          <table:table-cell table:style-name="ce4" office:value-type="string">
            <text:p>Using recommended starters:</text:p>
            <text:p>Starting influence – 4</text:p>
            <text:p>Starting GR – 6</text:p>
          </table:table-cell>
          <table:table-cell table:style-name="ce4" office:value-type="string">
            <text:p>Using recommended starters:</text:p>
            <text:p>Starting influence – 3</text:p>
            <text:p>Starting GR – 7</text:p>
          </table:table-cell>
          <table:table-cell table:style-name="ce4" office:value-type="string">
            <text:p>Using recommended starters:</text:p>
            <text:p>Starting influence – 5</text:p>
            <text:p>Starting GR – 6</text:p>
          </table:table-cell>
          <table:table-cell table:style-name="ce4" office:value-type="string">
            <text:p>Using recommended starters:</text:p>
            <text:p>Starting influence – 5</text:p>
            <text:p>Starting GR – 2</text:p>
          </table:table-cell>
          <table:table-cell table:style-name="ce4" office:value-type="string">
            <text:p>Using recommended starters:</text:p>
            <text:p>Starting influence – 3</text:p>
            <text:p>Starting GR – 7</text:p>
          </table:table-cell>
          <table:table-cell table:style-name="ce4" office:value-type="string">
            <text:p>Using recommended starters:</text:p>
            <text:p>Starting influence – 3</text:p>
            <text:p>Starting GR - 6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4"/>
          <table:table-cell table:number-columns-repeated="1022"/>
        </table:table-row>
        <table:table-row table:style-name="ro4" table:number-rows-repeated="5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>
          <table:table-cell/>
          <table:table-cell table:style-name="ce4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7">
          <table:table-cell/>
          <table:table-cell table:style-name="ce4"/>
          <table:table-cell table:number-columns-repeated="1022"/>
        </table:table-row>
        <table:table-row table:style-name="ro4" table:number-rows-repeated="65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Print_Titles_1" table:base-cell-address="$Sheet1.$A$1" table:cell-range-address="$Sheet1.$A$1:.$A$65538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/06/2011</text:date>, <text:time>01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&amp; Annie Orange</meta:initial-creator>
    <meta:creation-date>2010-07-10T03:17:20</meta:creation-date>
    <dc:creator>Konstantine </dc:creator>
    <dc:date>2011-06-11T01:20:46.42</dc:date>
    <meta:print-date>2010-07-10T04:00:30</meta:print-date>
    <meta:generator>OpenOffice.org/3.3$Win32 OpenOffice.org_project/330m20$Build-9567</meta:generator>
    <meta:editing-duration>P1DT3H4M7S</meta:editing-duration>
    <meta:editing-cycles>71</meta:editing-cycles>
    <meta:document-statistic meta:table-count="1" meta:cell-count="648" meta:object-count="0"/>
    <meta:user-defined meta:name="Info 1"/>
    <meta:user-defined meta:name="Info 2"/>
    <meta:user-defined meta:name="Info 3"/>
    <meta:user-defined meta:name="Info 4"/>
  </office:meta>
</office:document-meta>
</file>